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1.556cm" fo:min-width="5.306cm"/>
      <style:paragraph-properties style:writing-mode="lr-tb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1.556cm" fo:min-width="5.306cm"/>
      <style:paragraph-properties style:writing-mode="lr-tb"/>
    </style:style>
    <style:style style:name="gr3" style:family="graphic" style:parent-style-name="Object_20_with_20_no_20_fill_20_and_20_no_20_line">
      <style:graphic-properties draw:textarea-vertical-align="middle" draw:auto-grow-height="false" fo:min-height="1.556cm" fo:min-width="5.306cm"/>
      <style:paragraph-properties style:writing-mode="lr-tb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 fo:min-height="1.556cm" fo:min-width="5.306cm"/>
      <style:paragraph-properties style:writing-mode="lr-tb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fo:min-height="0.75cm" fo:min-width="3.094cm"/>
      <style:paragraph-properties style:writing-mode="lr-tb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 fo:min-height="0.75cm" fo:min-width="3.1cm"/>
      <style:paragraph-properties style:writing-mode="lr-tb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.75cm" fo:min-width="3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00ff00"/>
      <style:paragraph-properties fo:text-align="center"/>
    </style:style>
    <style:style style:name="P4" style:family="paragraph">
      <loext:graphic-properties draw:fill="solid" draw:fill-color="#ff9966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00ff00"/>
      <style:paragraph-properties fo:text-align="center"/>
      <style:text-properties fo:font-size="14pt"/>
    </style:style>
    <style:style style:name="P7" style:family="paragraph">
      <loext:graphic-properties draw:fill="solid" draw:fill-color="#ff9966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cm" draw:transform="skewX (-0.00802851455917392) rotate (-0.00785398163397424) translate (22cm 12cm)">
          <text:p text:style-name="P1">Mark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22cm 2.953cm)">
          <text:p text:style-name="P1">PD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cm" draw:transform="skewX (-0.00802851455917392) rotate (-0.00785398163397424) translate (15cm 1cm)">
          <text:p text:style-name="P1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cm" draw:transform="skewX (-0.00802851455917392) rotate (-0.00785398163397424) translate (8cm 1.006cm)">
          <text:p text:style-name="P1">No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2cm" draw:transform="skewX (-0.00802851455917392) rotate (-0.00785398163397424) translate (22cm 9cm)">
          <text:p text:style-name="P1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22cm 6cm)">
          <text:p text:style-name="P1">ChordP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1cm 2.953cm)">
          <text:p text:style-name="P1">ChordP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2cm" draw:transform="skewX (-0.00802851455917392) rotate (-0.00785398163397424) translate (1cm 6cm)">
          <text:p text:style-name="P1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2cm" draw:transform="skewX (-0.00802851455917392) rotate (-0.00785398163397424) translate (8cm 5.953cm)">
          <text:p text:style-name="P1">Common</text:p>
          <text:p text:style-name="P1">(oth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draw:transform="skewX (-0.00802851455917392) rotate (-0.00785398163397424) translate (8cm 9cm)">
          <text:p text:style-name="P1">Rom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draw:transform="skewX (-0.00802851455917392) rotate (-0.00785398163397424) translate (8cm 12cm)">
          <text:p text:style-name="P1">Solfè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draw:transform="skewX (-0.00802851455917392) rotate (-0.00785398163397424) translate (8cm 15cm)">
          <text:p text:style-name="P1">Nashvil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draw:transform="skewX (-0.00802851455917392) rotate (-0.00785398163397424) translate (22cm 15cm)">
          <text:p text:style-name="P1">LaT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15cm 5.953cm)">
          <text:p text:style-name="P1">Transcode</text:p>
          <text:p text:style-name="P1"><text:span text:style-name="T1">(common→comm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2cm" draw:transform="skewX (-0.00802851455917392) rotate (-0.00785398163397424) translate (1cm 12cm)">
          <text:p text:style-name="P1">ABC</text:p>
          <text:p text:style-name="P1"><text:span text:style-name="T1">(embedd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2cm" draw:transform="skewX (-0.00802851455917392) rotate (-0.00785398163397424) translate (1cm 15cm)">
          <text:p text:style-name="P1">LilyPond</text:p>
          <text:p text:style-name="P1"><text:span text:style-name="T1">(embedd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draw:transform="skewX (-0.00802851455917392) rotate (-0.00785398163397424) translate (15cm 8.953cm)">
          <text:p text:style-name="P1">Transcode</text:p>
          <text:p text:style-name="P1"><text:span text:style-name="T1">(oth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1cm 8.953cm)">
          <text:p text:style-name="P1">JPG, PNG<text:line-break/><text:span text:style-name="T1">(embedd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22.001cm 2.954cm)">
          <text:p text:style-name="P1">PD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1.001cm 2.954cm)">
          <text:p text:style-name="P1">ChordP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cm" draw:transform="skewX (-0.00802851455917392) rotate (-0.00785398163397424) translate (22cm 1cm)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cm" draw:transform="skewX (-0.00802851455917392) rotate (-0.00785398163397424) translate (1cm 1cm)">
          <text:p text:style-name="P1">Input form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22.001cm 2.954cm)">
          <text:p text:style-name="P1">PD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1.001cm 2.954cm)">
          <text:p text:style-name="P1">ChordP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15cm 3cm)">
          <text:p text:style-name="P1">Transp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draw:transform="skewX (-0.00802851455917392) rotate (-0.00785398163397424) translate (8cm 3cm)">
          <text:p text:style-name="P1">Common</text:p>
          <text:p text:style-name="P1">(dutch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94cm" svg:height="1cm" svg:x="15.6cm" svg:y="19cm">
          <text:p text:style-name="P5"><text:span text:style-name="T1">full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cm" svg:height="1cm" svg:x="20cm" svg:y="19cm">
          <text:p text:style-name="P5"><text:span text:style-name="T1">reason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cm" svg:height="1cm" svg:x="24.4cm" svg:y="19cm">
          <text:p text:style-name="P1"><text:span text:style-name="T1">basic</text:span> <text:span text:style-name="T1">sup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 Vromans</meta:initial-creator>
    <meta:creation-date>2023-06-02T09:13:21.892312696</meta:creation-date>
    <dc:date>2023-06-02T10:56:37.627306575</dc:date>
    <dc:creator>Johan Vromans</dc:creator>
    <meta:editing-duration>PT1H43M13S</meta:editing-duration>
    <meta:editing-cycles>6</meta:editing-cycles>
    <meta:generator>LibreOffice/7.4.6.2$Linux_X86_64 LibreOffice_project/40$Build-2</meta:generator>
    <meta:document-statistic meta:object-count="29"/>
  </office:meta>
</office:document-meta>
</file>